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cb84" officeooo:paragraph-rsid="000dcb84"/>
    </style:style>
    <style:style style:name="P2" style:family="paragraph" style:parent-style-name="Standard">
      <style:paragraph-properties fo:text-align="center" style:justify-single-word="false"/>
      <style:text-properties officeooo:rsid="000dcb84" officeooo:paragraph-rsid="000dcb84"/>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TERVIEW</text:span> </text:p>
      <text:p text:style-name="P1"/>
      <text:p text:style-name="P1"/>
      <text:p text:style-name="P1"/>
      <text:p text:style-name="P1"><text:tab/><text:tab/>semaphore <text:tab/><text:tab/><text:tab/><text:tab/><text:tab/>mutex</text:p>
      <text:p text:style-name="P1"></text:p>
      <text:p text:style-name="P1"></text:p>
      <text:p text:style-name="P1">basic<text:tab/><text:tab/>signalling<text:tab/><text:tab/><text:tab/><text:tab/><text:tab/>locking</text:p>
      <text:p text:style-name="P1"></text:p>
      <text:p text:style-name="P1">existance<text:tab/>integervalue<text:tab/><text:tab/><text:tab/><text:tab/><text:tab/>object</text:p>
      <text:p text:style-name="P1"></text:p>
      <text:p text:style-name="P1">func<text:tab/><text:tab/>it access multiple program threads<text:tab/><text:tab/>multiple threads in a process not simultaneous</text:p>
      <text:p text:style-name="P1"><text:tab/><text:tab/>to access finite instance of resources</text:p>
      <text:p text:style-name="P1"></text:p>
      <text:p text:style-name="P1">ownership<text:tab/>any process aquire and relse the resources<text:tab/>same mutex objct to relaese and lock</text:p>
      <text:p text:style-name="P1"></text:p>
      <text:p text:style-name="P1">categarised<text:tab/>count and binary<text:tab/><text:tab/><text:tab/><text:tab/>not categartised</text:p>
      <text:p text:style-name="P1"></text:p>
      <text:p text:style-name="P1">operations <text:s/><text:tab/>wait()-&gt;dec<text:tab/><text:tab/><text:tab/><text:tab/><text:tab/>count value</text:p>
      <text:p text:style-name="P1"><text:tab/><text:tab/>post()-&gt;inc</text:p>
      <text:p text:style-name="P1"></text:p>
      <text:p text:style-name="P1">used<text:tab/><text:tab/>can be used for process nd threds<text:tab/><text:tab/>only threads</text:p>
      <text:p text:style-name="P1"></text:p>
      <text:p text:style-name="P1"></text:p>
      <text:p text:style-name="P1"></text:p>
      <text:p text:style-name="P1">*********************************************************************</text:p>
      <text:p text:style-name="P1">process <text:s text:c="30"/>threads</text:p>
      <text:p text:style-name="P1">1.more memeory<text:tab/><text:tab/><text:tab/><text:tab/>-&gt;less memeory(only stcak)</text:p>
      <text:p text:style-name="P1">2.sharing info slow<text:tab/><text:tab/><text:tab/>-&gt;fast</text:p>
      <text:p text:style-name="P1">3.contxt swticthing(ipc)<text:tab/><text:tab/><text:tab/>-&gt;fast(updating issues)</text:p>
      <text:p text:style-name="P1">4.bug in one process cannot<text:tab/><text:tab/>-&gt;effcted</text:p>
      <text:p text:style-name="P1">effct other</text:p>
      <text:p text:style-name="P1">5.more cpu time<text:tab/><text:tab/><text:tab/><text:tab/>-&gt;less cpu</text:p>
      <text:p text:style-name="P1"></text:p>
      <text:p text:style-name="P1">******************************************************************</text:p>
      <text:p text:style-name="P1">pipe<text:tab/><text:tab/><text:tab/>fifo<text:tab/><text:tab/><text:tab/><text:tab/><text:tab/>msq queues</text:p>
      <text:p text:style-name="P1"></text:p>
      <text:p text:style-name="P1">1.related proesss<text:tab/>unrealted</text:p>
      <text:p text:style-name="P1">2.file system<text:tab/><text:tab/>kernel</text:p>
      <text:p text:style-name="P1">3.shutown lost data<text:tab/>data stored<text:tab/><text:tab/><text:tab/><text:tab/>fulld uplex</text:p>
      <text:p text:style-name="P1">4.read nd write<text:tab/><text:tab/>open,read.<text:tab/><text:tab/><text:tab/><text:tab/>msgrcv,msgsnd</text:p>
      <text:p text:style-name="P1">5.<text:tab/><text:tab/><text:tab/>stream based<text:tab/><text:tab/><text:tab/><text:tab/>packet based<text:tab/></text:p>
      <text:p text:style-name="P1">6<text:tab/><text:tab/><text:tab/>word by word<text:tab/><text:tab/><text:tab/><text:tab/>total string</text:p>
      <text:p text:style-name="P1"><text:tab/><text:tab/><text:tab/>half duplex</text:p>
      <text:p text:style-name="P1"></text:p>
      <text:p text:style-name="P1">*******************************************************************************</text:p>
      <text:p text:style-name="P1">basic i/o calls<text:tab/><text:tab/><text:tab/><text:tab/><text:tab/>standars</text:p>
      <text:p text:style-name="P1">1.universal calls<text:tab/><text:tab/><text:tab/><text:tab/>buffered calls</text:p>
      <text:p text:style-name="P1">2.operates on fd<text:tab/><text:tab/><text:tab/><text:tab/>opetres on file pointers</text:p>
      <text:p text:style-name="P1">3.used to snd request to kernel.<text:tab/><text:tab/>used basic i/o calls internall</text:p>
      <text:p text:style-name="P1">4.opertes on normal fies,device files etc<text:tab/>normal file</text:p>
      <text:p text:style-name="P1"><text:soft-page-break/></text:p>
      <text:p text:style-name="P1">********************************************************************************</text:p>
      <text:p text:style-name="P1">fork<text:tab/><text:tab/><text:tab/><text:tab/><text:tab/><text:tab/>vfork</text:p>
      <text:p text:style-name="P1">1.only reads data<text:tab/><text:tab/><text:tab/><text:tab/>read and writes</text:p>
      <text:p text:style-name="P1">2.no wite on copy tech<text:tab/><text:tab/><text:tab/><text:tab/>write on copy tech used</text:p>
      <text:p text:style-name="P1">3.two user and two pcbs<text:tab/><text:tab/><text:tab/><text:tab/>two user and one pcb</text:p>
      <text:p text:style-name="P1">*****************************************************************************</text:p>
      <text:p text:style-name="P1"></text:p>
      <text:p text:style-name="P1"></text:p>
      <text:p text:style-name="P1"></text:p>
      <text:p text:style-name="P1"></text:p>
      <text:p text:style-name="P1"><text:tab/>i2c <text:s text:c="36"/>spi</text:p>
      <text:p text:style-name="P1"><text:tab/>ack<text:tab/><text:tab/><text:tab/><text:tab/><text:tab/>no ack</text:p>
      <text:p text:style-name="P1"><text:tab/>fullduplex<text:tab/><text:tab/><text:tab/><text:tab/>half duplex</text:p>
      <text:p text:style-name="P1"><text:tab/>less speed 5 mbps<text:tab/><text:tab/><text:tab/>more speed 10 mbps</text:p>
      <text:p text:style-name="P1"><text:tab/>less hardware<text:tab/><text:tab/><text:tab/><text:tab/>more</text:p>
      <text:p text:style-name="P1"><text:tab/>multi master and multislave<text:tab/><text:tab/>singnle master and multi slave</text:p>
      <text:p text:style-name="P1"><text:tab/>no of bits limited(8)<text:tab/><text:tab/><text:tab/>no limit </text:p>
      <text:p text:style-name="P1"></text:p>
      <text:p text:style-name="P1"></text:p>
      <text:p text:style-name="P1">*****************************************************************************************</text:p>
      <text:p text:style-name="P1"></text:p>
      <text:p text:style-name="P1">storage classes:</text:p>
      <text:p text:style-name="P1"></text:p>
      <text:p text:style-name="P1"><text:tab/><text:tab/>varibales<text:tab/>segmnt <text:tab/><text:tab/>lifetim <text:tab/>krywork <text:tab/>inival<text:tab/><text:tab/>scope</text:p>
      <text:p text:style-name="P1">auto <text:tab/><text:tab/>local<text:tab/><text:tab/>stack<text:tab/><text:tab/>func invo and<text:tab/>auto <text:tab/><text:tab/>garbage<text:tab/><text:tab/>func</text:p>
      <text:p text:style-name="P1"></text:p>
      <text:p text:style-name="P1"></text:p>
      <text:p text:style-name="P1"></text:p>
      <text:p text:style-name="P1"></text:p>
      <text:p text:style-name="P1">global<text:tab/><text:tab/>global<text:tab/><text:tab/>bss,data<text:tab/>thruh fuc<text:tab/>--<text:tab/><text:tab/>zeros<text:tab/><text:tab/>program</text:p>
      <text:p text:style-name="P1"></text:p>
      <text:p text:style-name="P1">ststic<text:tab/><text:tab/>loclnd glbl<text:tab/>dats bss stack<text:tab/>" <text:s/>"<text:tab/><text:tab/>static <text:tab/><text:tab/>zeros<text:tab/><text:tab/>file</text:p>
      <text:p text:style-name="P1"></text:p>
      <text:p text:style-name="P1">register<text:tab/>cpu<text:tab/><text:tab/><text:tab/><text:tab/><text:tab/><text:tab/>register<text:tab/>--<text:tab/><text:tab/> block</text:p>
      <text:p text:style-name="P1"></text:p>
      <text:p text:style-name="P1"></text:p>
      <text:p text:style-name="P1"></text:p>
      <text:p text:style-name="P1">*******************************************************************************************</text:p>
      <text:p text:style-name="P1">txt,data,bss ,heap and stck</text:p>
      <text:p text:style-name="P1">txt:insructiond for mul fuvc</text:p>
      <text:p text:style-name="P1">dats:global initialed</text:p>
      <text:p text:style-name="P1">bss:uninitialesed</text:p>
      <text:p text:style-name="P1">heap:dma(calloc,malloc and relloc)</text:p>
      <text:p text:style-name="P1">stack:loacl var,linkage info,function argumnts</text:p>
      <text:p text:style-name="P1"></text:p>
      <text:p text:style-name="P1"></text:p>
      <text:p text:style-name="P1">****************************************************************************</text:p>
      <text:p text:style-name="P1"></text:p>
      <text:p text:style-name="P1"><text:soft-page-break/></text:p>
      <text:p text:style-name="P1">user<text:tab/><text:tab/><text:tab/><text:tab/><text:tab/>kernel</text:p>
      <text:p text:style-name="P1">main<text:tab/><text:tab/><text:tab/><text:tab/><text:tab/>multiple</text:p>
      <text:p text:style-name="P1">function execution stop<text:tab/><text:tab/><text:tab/>wait for h/w,external or driver</text:p>
      <text:p text:style-name="P1">predefined printf<text:tab/><text:tab/><text:tab/>varlog/sys/log</text:p>
      <text:p text:style-name="P1"></text:p>
      <text:p text:style-name="P1">************************************************************</text:p>
      <text:p text:style-name="P1">macros: <text:s text:c="28"/>inline:</text:p>
      <text:p text:style-name="P1">1.substituion of defination <text:s text:c="10"/>1.it is a defination</text:p>
      <text:p text:style-name="P1">2.interpretation performed in <text:s text:c="8"/>2.preprocessor stage</text:p>
      <text:p text:style-name="P1">compler</text:p>
      <text:p text:style-name="P1">3.scope rule<text:tab/><text:tab/> <text:tab/> <text:s text:c="5"/>3.no scope rule</text:p>
      <text:p text:style-name="P1">4.limited to given symbolic names <text:s text:c="4"/>4.values</text:p>
      <text:p text:style-name="P1">to types only</text:p>
      <text:p text:style-name="P1">********************************************************</text:p>
      <text:p text:style-name="P1"></text:p>
      <text:p text:style-name="P1"></text:p>
      <text:p text:style-name="P1"></text:p>
      <text:p text:style-name="P1"></text:p>
      <text:p text:style-name="P1"></text:p>
      <text:p text:style-name="P1">makemenu config-&gt;tke i/p from kconfig and reate .config</text:p>
      <text:p text:style-name="P1">make-&gt;* creates kernrl</text:p>
      <text:p text:style-name="P1">make module-&gt;mosule cretes</text:p>
      <text:p text:style-name="P1">make install-&gt;grub updation and new kernel /boot</text:p>
      <text:p text:style-name="P1">make module_install-&gt;path */lib/kernla name</text:p>
      <text:p text:style-name="P1"></text:p>
      <text:p text:style-name="P1">*********************************************************************</text:p>
      <text:p text:style-name="P1">pipes</text:p>
      <text:p text:style-name="P1">fifos</text:p>
      <text:p text:style-name="P1">msgques</text:p>
      <text:p text:style-name="P1">semaphors</text:p>
      <text:p text:style-name="P1">shared memeory</text:p>
      <text:p text:style-name="P1">virtual memory</text:p>
      <text:p text:style-name="P1">fork vfork</text:p>
      <text:p text:style-name="P1"></text:p>
      <text:p text:style-name="P1"><text:tab/><text:tab/><text:tab/><text:tab/><text:tab/></text:p>
      <text:p text:style-name="P1">pipes:</text:p>
      <text:p text:style-name="P1"><text:tab/><text:tab/><text:tab/>read[0]<text:tab/><text:tab/><text:tab/><text:tab/>write[0]</text:p>
      <text:p text:style-name="P1"><text:tab/><text:tab/><text:tab/><text:tab/>-------------------------&gt;</text:p>
      <text:p text:style-name="P1"><text:tab/><text:tab/><text:tab/>write[1]<text:tab/><text:tab/><text:tab/>read[1]</text:p>
      <text:p text:style-name="P1"></text:p>
      <text:p text:style-name="P1">half duplex:</text:p>
      <text:p text:style-name="P1"></text:p>
      <text:p text:style-name="P1">int fds[2];</text:p>
      <text:p text:style-name="P1">pipe(fds);</text:p>
      <text:p text:style-name="P1">id=fork();</text:p>
      <text:p text:style-name="P1">if{id==0}</text:p>
      <text:p text:style-name="P1">{</text:p>
      <text:p text:style-name="P1"><text:tab/>close fds[0];</text:p>
      <text:p text:style-name="P1"><text:tab/>write(fds[1],buf,strlen(buf));</text:p>
      <text:p text:style-name="P1"><text:tab/>scanf("%s",buf);</text:p>
      <text:p text:style-name="P1">}</text:p>
      <text:p text:style-name="P1"><text:soft-page-break/>else</text:p>
      <text:p text:style-name="P1">{</text:p>
      <text:p text:style-name="P1"><text:tab/>close fds[1];</text:p>
      <text:p text:style-name="P1"><text:tab/>read(fd[0],buf,20)</text:p>
      <text:p text:style-name="P1"><text:tab/>printf("%s",buf);</text:p>
      <text:p text:style-name="P1"></text:p>
      <text:p text:style-name="P1">}</text:p>
      <text:p text:style-name="P1"></text:p>
      <text:p text:style-name="P1"></text:p>
      <text:p text:style-name="P1">*********************************</text:p>
      <text:p text:style-name="P1">named pipes:</text:p>
      <text:p text:style-name="P1"><text:tab/><text:tab/><text:tab/>client---------&gt;srvfifo--------&gt;server---&gt;</text:p>
      <text:p text:style-name="P1"></text:p>
      <text:p text:style-name="P1"><text:tab/><text:tab/><text:tab/>client&lt;---------clififo&lt;--------server(toogle)&lt;----</text:p>
      <text:p text:style-name="P1"></text:p>
      <text:p text:style-name="P1"></text:p>
      <text:p text:style-name="P1">srvfd=open("srvfifo",O_creat|0642);<text:tab/><text:tab/><text:tab/>srvfd=open("clififo",0642);</text:p>
      <text:p text:style-name="P1">if(fd&lt;0)<text:tab/><text:tab/><text:tab/><text:tab/><text:tab/><text:tab/>write(srvfd,buf,strlenbuf);</text:p>
      <text:p text:style-name="P1"><text:tab/>error;<text:tab/><text:tab/><text:tab/><text:tab/><text:tab/><text:tab/>scanf("%s",buf);</text:p>
      <text:p text:style-name="P1">mkfifo("srvfifo",0642);</text:p>
      <text:p text:style-name="P1">read(srvfd,buf,20);</text:p>
      <text:p text:style-name="P1">toogle:</text:p>
      <text:p text:style-name="P1"><text:tab/><text:tab/><text:tab/><text:tab/><text:tab/><text:tab/><text:tab/><text:tab/>mkfifo("clififo",0642</text:p>
      <text:p text:style-name="P1"><text:tab/><text:tab/><text:tab/><text:tab/><text:tab/><text:tab/><text:tab/><text:tab/>srvfd=open("clififo",O_RDONLY);</text:p>
      <text:p text:style-name="P1">clifd=open("clififo",O_WRONLY);</text:p>
      <text:p text:style-name="P1">printf("%s\n",srvbuf);</text:p>
      <text:p text:style-name="P1">if(clifd&gt;0)</text:p>
      <text:p text:style-name="P1">{</text:p>
      <text:p text:style-name="P1"><text:tab/>printf("opended suucessfully\n");</text:p>
      <text:p text:style-name="P1"><text:tab/></text:p>
      <text:p text:style-name="P1">}</text:p>
      <text:p text:style-name="P1">write(clifd,srvbuf,srvfd);</text:p>
      <text:p text:style-name="P1">printf("sending response")</text:p>
      <text:p text:style-name="P1"></text:p>
      <text:p text:style-name="P1"><text:tab/><text:tab/><text:tab/><text:tab/><text:tab/><text:tab/><text:tab/><text:tab/>read(clifd,srvbuf,20);</text:p>
      <text:p text:style-name="P1"><text:tab/><text:tab/><text:tab/><text:tab/><text:tab/><text:tab/><text:tab/><text:tab/>printf("%s\n",srvbuf);</text:p>
      <text:p text:style-name="P1"><text:tab/><text:tab/><text:tab/><text:tab/><text:tab/><text:tab/><text:tab/><text:tab/>printf("response of serer\n");</text:p>
      <text:p text:style-name="P1"></text:p>
      <text:p text:style-name="P1"></text:p>
      <text:p text:style-name="P1"></text:p>
      <text:p text:style-name="P1"></text:p>
      <text:p text:style-name="P1">********************************************************</text:p>
      <text:p text:style-name="P1"></text:p>
      <text:p text:style-name="P1">msq queue:</text:p>
      <text:p text:style-name="P1"></text:p>
      <text:p text:style-name="P1">assoactiated wit key</text:p>
      <text:p text:style-name="P1"></text:p>
      <text:p text:style-name="P1">main()</text:p>
      <text:p text:style-name="P1">{</text:p>
      <text:p text:style-name="P1">int msgid;</text:p>
      <text:p text:style-name="P1">char rxmsg[20],txmsg[20];</text:p>
      <text:p text:style-name="P1">msgid=msgget(KEY,0642|IPC_CREAT);</text:p>
      <text:p text:style-name="P1"><text:soft-page-break/>if(msgid&lt;0)</text:p>
      <text:p text:style-name="P1">{</text:p>
      <text:p text:style-name="P1"></text:p>
      <text:p text:style-name="P1">printf("no msgqueue\n");</text:p>
      <text:p text:style-name="P1">return 1;</text:p>
      <text:p text:style-name="P1">}</text:p>
      <text:p text:style-name="P1">else</text:p>
      <text:p text:style-name="P1">{</text:p>
      <text:p text:style-name="P1"></text:p>
      <text:p text:style-name="P1">printf("opened msgqueue %d\n",msgid);</text:p>
      <text:p text:style-name="P1">}</text:p>
      <text:p text:style-name="P1">msgrcv(msgid,rxmsg,20,SRV_MSG_TYPE,NULL);</text:p>
      <text:p text:style-name="P1">memcpy(txmsg,rxmsg+4,4+strlen(txmsg+4)+1);</text:p>
      <text:p text:style-name="P1">msgsnd(msgid,txmsg,4+strlen(txmsg+4)+1,NULL);</text:p>
      <text:p text:style-name="P1"></text:p>
      <text:p text:style-name="P1">}</text:p>
      <text:p text:style-name="P1"></text:p>
      <text:p text:style-name="P1">****</text:p>
      <text:p text:style-name="P1">cli</text:p>
      <text:p text:style-name="P1">main()</text:p>
      <text:p text:style-name="P1">{</text:p>
      <text:p text:style-name="P1"></text:p>
      <text:p text:style-name="P1">int msgid,*msghdr;</text:p>
      <text:p text:style-name="P1">char rxmsg[20],txmsg[20];</text:p>
      <text:p text:style-name="P1">msgid=msgget(KEY,0);</text:p>
      <text:p text:style-name="P1">msgsnd(msgid,txmsg,8+strlen(txmsg+8),NULL);;</text:p>
      <text:p text:style-name="P1">msghdr[0]=SRV_MSG_TYPE;</text:p>
      <text:p text:style-name="P1">msghdr[1]=getpid();</text:p>
      <text:p text:style-name="P1">scanf("%s",txmsg);</text:p>
      <text:p text:style-name="P1">msgsnd(msgid,txmsg,8+strlen(txmsg+8),NULL);</text:p>
      <text:p text:style-name="P1">msgrcv(msgid,rxmsg,20,getpid,NULL);</text:p>
      <text:p text:style-name="P1">printf("%s",rxmsg+4);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semaphores:</text:p>
      <text:p text:style-name="P1">server::</text:p>
      <text:p text:style-name="P1">#include&lt;stdio.h&gt;</text:p>
      <text:p text:style-name="P1">#include&lt;fcntl.h&gt;</text:p>
      <text:p text:style-name="P1">#include&lt;unistd.h&gt;</text:p>
      <text:p text:style-name="P1">#include &lt;sys/ipc.h&gt;</text:p>
      <text:p text:style-name="P1">#include &lt;sys/shm.h&gt;</text:p>
      <text:p text:style-name="P1">#include &lt;sys/types.h&gt;</text:p>
      <text:p text:style-name="P1">#include &lt;sys/sem.h&gt;</text:p>
      <text:p text:style-name="P1"></text:p>
      <text:p text:style-name="P1">#define KEY 192112</text:p>
      <text:p text:style-name="P1"><text:soft-page-break/>void togglecase(char *addr);</text:p>
      <text:p text:style-name="P1">main()</text:p>
      <text:p text:style-name="P1">{</text:p>
      <text:p text:style-name="P1"><text:tab/>int semid,shmid;</text:p>
      <text:p text:style-name="P1"><text:tab/>struct sembuf *smop;</text:p>
      <text:p text:style-name="P1"><text:tab/></text:p>
      <text:p text:style-name="P1"><text:tab/>char *addr;</text:p>
      <text:p text:style-name="P1"><text:tab/>shmid=shmget(KEY,512,IPC_CREAT|0660);</text:p>
      <text:p text:style-name="P1"><text:tab/>addr=shmat(shmid,NULL,0);</text:p>
      <text:p text:style-name="P1"><text:tab/>semid=semget(KEY,1,IPC_CREAT|0660);</text:p>
      <text:p text:style-name="P1"><text:tab/>semctl(semid,0,SETVAL,0);</text:p>
      <text:p text:style-name="P1"><text:tab/>semctl(semid,1,SETVAL,0);</text:p>
      <text:p text:style-name="P1"><text:tab/>smop[0].sem_num=0;</text:p>
      <text:p text:style-name="P1"><text:tab/>smop[0].sem_op=-1;</text:p>
      <text:p text:style-name="P1"><text:tab/>//smop[0].sem_flags=0;</text:p>
      <text:p text:style-name="P1"><text:tab/>semop(semid,&amp;smop,1);</text:p>
      <text:p text:style-name="P1"><text:tab/>printf("%s",addr);</text:p>
      <text:p text:style-name="P1"><text:tab/>togglecase(addr+256);</text:p>
      <text:p text:style-name="P1"><text:tab/>smop[1].sem_num=1;</text:p>
      <text:p text:style-name="P1"><text:tab/>smop[1].sem_op=1;</text:p>
      <text:p text:style-name="P1"><text:tab/>//[1].sem_flag=0;</text:p>
      <text:p text:style-name="P1"><text:tab/>semop(semid,&amp;smop,1);</text:p>
      <text:p text:style-name="P1"></text:p>
      <text:p text:style-name="P1">}</text:p>
      <text:p text:style-name="P1">void togglecase(char *addr)</text:p>
      <text:p text:style-name="P1">{</text:p>
      <text:p text:style-name="P1"></text:p>
      <text:p text:style-name="P1"><text:tab/>int i;</text:p>
      <text:p text:style-name="P1"><text:tab/>for(i=0;i&lt;strlen(addr);i++)</text:p>
      <text:p text:style-name="P1"><text:tab/>{</text:p>
      <text:p text:style-name="P1"><text:tab/><text:tab/>if(isupper(addr[i]))</text:p>
      <text:p text:style-name="P1"><text:tab/><text:tab/><text:tab/>addr[i]=tolower(addr[i]);</text:p>
      <text:p text:style-name="P1"><text:tab/><text:tab/>else</text:p>
      <text:p text:style-name="P1"><text:tab/><text:tab/>addr[i]=toupper(addr[i]);</text:p>
      <text:p text:style-name="P1"></text:p>
      <text:p text:style-name="P1"></text:p>
      <text:p text:style-name="P1"><text:tab/>}</text:p>
      <text:p text:style-name="P1"></text:p>
      <text:p text:style-name="P1"></text:p>
      <text:p text:style-name="P1">}</text:p>
      <text:p text:style-name="P1"><text:tab/><text:tab/><text:tab/><text:tab/><text:tab/><text:tab/></text:p>
      <text:p text:style-name="P1"></text:p>
      <text:p text:style-name="P1">***********</text:p>
      <text:p text:style-name="P1">#include&lt;stdio.h&gt;</text:p>
      <text:p text:style-name="P1">#include&lt;fcntl.h&gt;</text:p>
      <text:p text:style-name="P1">#include&lt;unistd.h&gt;</text:p>
      <text:p text:style-name="P1">#include &lt;sys/ipc.h&gt;</text:p>
      <text:p text:style-name="P1">#include &lt;sys/shm.h&gt;</text:p>
      <text:p text:style-name="P1">#include &lt;sys/types.h&gt;</text:p>
      <text:p text:style-name="P1">#include &lt;sys/sem.h&gt;</text:p>
      <text:p text:style-name="P1"></text:p>
      <text:p text:style-name="P1">#define KEY 192112</text:p>
      <text:p text:style-name="P1"><text:soft-page-break/>main()</text:p>
      <text:p text:style-name="P1">{</text:p>
      <text:p text:style-name="P1"><text:tab/>int semid,shmid;</text:p>
      <text:p text:style-name="P1"><text:tab/>struct sembuf *smop;</text:p>
      <text:p text:style-name="P1"><text:tab/>char *addr;</text:p>
      <text:p text:style-name="P1"><text:tab/>shmid=shmget(KEY,512,0);</text:p>
      <text:p text:style-name="P1"><text:tab/>addr=shmat(shmid,NULL,0);</text:p>
      <text:p text:style-name="P1"><text:tab/>semid=semget(KEY,2,0);</text:p>
      <text:p text:style-name="P1"><text:tab/>scanf("%s",addr);</text:p>
      <text:p text:style-name="P1"><text:tab/></text:p>
      <text:p text:style-name="P1"><text:tab/>smop[0].sem_num=0;</text:p>
      <text:p text:style-name="P1"><text:tab/>smop[0].sem_op=+1;</text:p>
      <text:p text:style-name="P1"><text:tab/>//[0].sem_flags=1;</text:p>
      <text:p text:style-name="P1"><text:tab/>semop(semid,&amp;smop[0],1);</text:p>
      <text:p text:style-name="P1"><text:tab/>smop[1].sem_num=1;</text:p>
      <text:p text:style-name="P1"><text:tab/>smop[1].sem_op=-1;</text:p>
      <text:p text:style-name="P1"><text:tab/>//smop[1].sem_flag=1;</text:p>
      <text:p text:style-name="P1"><text:tab/>semop(semid,&amp;smop,1);</text:p>
      <text:p text:style-name="P1"><text:tab/>printf("%s",addr+256);</text:p>
      <text:p text:style-name="P1">}</text:p>
      <text:p text:style-name="P1"></text:p>
      <text:p text:style-name="P1"></text:p>
      <text:p text:style-name="P1"></text:p>
      <text:p text:style-name="P1">**********************************</text:p>
      <text:p text:style-name="P1"></text:p>
      <text:p text:style-name="P1">#include&lt;stdio.h&gt;</text:p>
      <text:p text:style-name="P1">#include&lt;pthread.h&gt;</text:p>
      <text:p text:style-name="P1">pthread_mutex_t mtx;</text:p>
      <text:p text:style-name="P1"></text:p>
      <text:p text:style-name="P1">void threadfun1(void *args);</text:p>
      <text:p text:style-name="P1">void threadfun2(void *args);</text:p>
      <text:p text:style-name="P1">int glob=0;</text:p>
      <text:p text:style-name="P1">main()</text:p>
      <text:p text:style-name="P1">{</text:p>
      <text:p text:style-name="P1">int res;</text:p>
      <text:p text:style-name="P1">int loop=1000;</text:p>
      <text:p text:style-name="P1">pthread_t tid1,tid2;</text:p>
      <text:p text:style-name="P1">pthread_create(&amp;tid1,NULL,threadfun1,&amp;loop);</text:p>
      <text:p text:style-name="P1">pthread_create(&amp;tid2,NULL,threadfun2,&amp;loop);</text:p>
      <text:p text:style-name="P1">pthread_create(&amp;tid1,NULL,threadfun1,&amp;loop);</text:p>
      <text:p text:style-name="P1">pthread_create(&amp;tid2,NULL,threadfun2,&amp;loop);</text:p>
      <text:p text:style-name="P1">pthread_join(tid1,&amp;res);</text:p>
      <text:p text:style-name="P1">pthread_join(tid2,&amp;res);</text:p>
      <text:p text:style-name="P1">pthread_join(tid1,&amp;res);</text:p>
      <text:p text:style-name="P1">pthread_join(tid2,&amp;res);</text:p>
      <text:p text:style-name="P1">printf("%d",glob);</text:p>
      <text:p text:style-name="P1">}</text:p>
      <text:p text:style-name="P1"></text:p>
      <text:p text:style-name="P1">void threadfun1(void *args)</text:p>
      <text:p text:style-name="P1">{</text:p>
      <text:p text:style-name="P1"><text:tab/>int i,loop,loc;</text:p>
      <text:p text:style-name="P1"><text:tab/>loop=(*(int *)args);</text:p>
      <text:p text:style-name="P1"><text:soft-page-break/><text:tab/>pthread_mutex_lock(&amp;mtx);</text:p>
      <text:p text:style-name="P1"><text:tab/>for(i=0;i&lt;loop;i++)</text:p>
      <text:p text:style-name="P1"><text:tab/>{</text:p>
      <text:p text:style-name="P1"></text:p>
      <text:p text:style-name="P1"><text:tab/><text:tab/>loc=glob;</text:p>
      <text:p text:style-name="P1"><text:tab/><text:tab/>loc++;</text:p>
      <text:p text:style-name="P1"><text:tab/><text:tab/>glob=loc;</text:p>
      <text:p text:style-name="P1"></text:p>
      <text:p text:style-name="P1"><text:tab/>}</text:p>
      <text:p text:style-name="P1">pthread_mutex_unlock(&amp;mtx);</text:p>
      <text:p text:style-name="P1">}</text:p>
      <text:p text:style-name="P1"></text:p>
      <text:p text:style-name="P1">void threadfun2(void *args)</text:p>
      <text:p text:style-name="P1">{</text:p>
      <text:p text:style-name="P1"><text:tab/>int i,loop,loc;</text:p>
      <text:p text:style-name="P1"><text:tab/>loop=(*(int *)args);</text:p>
      <text:p text:style-name="P1"><text:tab/>pthread_mutex_lock(&amp;mtx);</text:p>
      <text:p text:style-name="P1"><text:tab/><text:tab/></text:p>
      <text:p text:style-name="P1"><text:tab/>for(i=0;i&lt;loop;i++)</text:p>
      <text:p text:style-name="P1"><text:tab/>{</text:p>
      <text:p text:style-name="P1"></text:p>
      <text:p text:style-name="P1"><text:tab/><text:tab/>loc=glob;</text:p>
      <text:p text:style-name="P1"><text:tab/><text:tab/>loc++;</text:p>
      <text:p text:style-name="P1"><text:tab/><text:tab/>glob=loc;</text:p>
      <text:p text:style-name="P1"></text:p>
      <text:p text:style-name="P1"><text:tab/>}</text:p>
      <text:p text:style-name="P1"><text:tab/>pthread_mutex_unlock(&amp;mtx);</text:p>
      <text:p text:style-name="P1"><text:tab/></text:p>
      <text:p text:style-name="P1">}</text:p>
      <text:p text:style-name="P1">**********************************</text:p>
      <text:p text:style-name="P1"></text:p>
      <text:p text:style-name="P1"></text:p>
      <text:p text:style-name="P1"></text:p>
      <text:p text:style-name="P1">signal:</text:p>
      <text:p text:style-name="P1"></text:p>
      <text:p text:style-name="P1"></text:p>
      <text:p text:style-name="P1">/*signals are software interrupts,some of the senarios signals are use:</text:p>
      <text:p text:style-name="P1">1.combination multiple keywords</text:p>
      <text:p text:style-name="P1">2.kernel gwnerate signal and sens to process.</text:p>
      <text:p text:style-name="P1">3.process send signal to another process.</text:p>
      <text:p text:style-name="P1">4.kenl genates signal for some events..</text:p>
      <text:p text:style-name="P1">kill-l--&gt;to see signal info 64 signal</text:p>
      <text:p text:style-name="P1"></text:p>
      <text:p text:style-name="P1">signal and sigaction we are gng to generaete siganl,</text:p>
      <text:p text:style-name="P1">*signal and sigaction(befre gng to signal depostion table it check wether signal <text:s/>mask is block are not)</text:p>
      <text:p text:style-name="P1"></text:p>
      <text:p text:style-name="P1">ps-ef--&gt;we will get pid,</text:p>
      <text:p text:style-name="P1">ps-es-&gt;staus info</text:p>
      <text:p text:style-name="P1">cd /proc/pid/cat status.</text:p>
      <text:p text:style-name="P1"></text:p>
      <text:p text:style-name="P1">*signal mask</text:p>
      <text:p text:style-name="P1"><text:soft-page-break/>*pending signal info</text:p>
      <text:p text:style-name="P1"></text:p>
      <text:p text:style-name="P1">*/</text:p>
      <text:p text:style-name="P1">#include&lt;stdio.h&gt;</text:p>
      <text:p text:style-name="P1">#include&lt;unistd.h&gt;</text:p>
      <text:p text:style-name="P1">#include&lt;signal.h&gt;</text:p>
      <text:p text:style-name="P1">mysighandler(int signal)</text:p>
      <text:p text:style-name="P1">{</text:p>
      <text:p text:style-name="P1"><text:tab/>printf("handdler\n");</text:p>
      <text:p text:style-name="P1"><text:tab/>sleep(10);</text:p>
      <text:p text:style-name="P1">}</text:p>
      <text:p text:style-name="P1">main()</text:p>
      <text:p text:style-name="P1">{</text:p>
      <text:p text:style-name="P1"></text:p>
      <text:p text:style-name="P1"><text:tab/>signal(2,mysighandler);</text:p>
      <text:p text:style-name="P1"><text:tab/>while(1)</text:p>
      <text:p text:style-name="P1"><text:tab/>{</text:p>
      <text:p text:style-name="P1"><text:tab/><text:tab/>printf("signal\n");</text:p>
      <text:p text:style-name="P1"><text:tab/><text:tab/>sleep(5);</text:p>
      <text:p text:style-name="P1"></text:p>
      <text:p text:style-name="P1"><text:tab/>}</text:p>
      <text:p text:style-name="P1"></text:p>
      <text:p text:style-name="P1"></text:p>
      <text:p text:style-name="P1"></text:p>
      <text:p text:style-name="P1">};</text:p>
      <text:p text:style-name="P1"></text:p>
      <text:p text:style-name="P1"></text:p>
      <text:p text:style-name="P1">sigaction:</text:p>
      <text:p text:style-name="P1"></text:p>
      <text:p text:style-name="P1"></text:p>
      <text:p text:style-name="P1">#include&lt;stdio.h&gt;</text:p>
      <text:p text:style-name="P1">#include&lt;signal.h&gt;</text:p>
      <text:p text:style-name="P1">#include&lt;unistd.h&gt;</text:p>
      <text:p text:style-name="P1">mysighandler(int signal)</text:p>
      <text:p text:style-name="P1">{</text:p>
      <text:p text:style-name="P1"><text:tab/>printf("handler\n");</text:p>
      <text:p text:style-name="P1"><text:tab/>sleep(10);</text:p>
      <text:p text:style-name="P1">}</text:p>
      <text:p text:style-name="P1"></text:p>
      <text:p text:style-name="P1">main()</text:p>
      <text:p text:style-name="P1">{</text:p>
      <text:p text:style-name="P1"><text:tab/>struct sigaction act;</text:p>
      <text:p text:style-name="P1"><text:tab/>act.sa_handler=mysighandler;</text:p>
      <text:p text:style-name="P1"><text:tab/>act.sa_flags=0;</text:p>
      <text:p text:style-name="P1"><text:tab/>sigemptyset(&amp;act.sa_mask);</text:p>
      <text:p text:style-name="P1"><text:tab/></text:p>
      <text:p text:style-name="P1"><text:tab/>sigaddset(&amp;act.sa_mask,3);</text:p>
      <text:p text:style-name="P1"><text:tab/>sigaction(2,&amp;act,NULL);</text:p>
      <text:p text:style-name="P1"><text:tab/>while(1)</text:p>
      <text:p text:style-name="P1"><text:tab/>{</text:p>
      <text:p text:style-name="P1"><text:tab/><text:tab/>printf("signal\n");</text:p>
      <text:p text:style-name="P1"><text:tab/><text:tab/>sleep(5);</text:p>
      <text:p text:style-name="P1"><text:soft-page-break/></text:p>
      <text:p text:style-name="P1"></text:p>
      <text:p text:style-name="P1"><text:tab/>}</text:p>
      <text:p text:style-name="P1"></text:p>
      <text:p text:style-name="P1"></text:p>
      <text:p text:style-name="P1"></text:p>
      <text:p text:style-name="P1"></text:p>
      <text:p text:style-name="P1">}</text:p>
      <text:p text:style-name="P1">******************************************</text:p>
      <text:p text:style-name="P1"></text:p>
      <text:p text:style-name="P1"></text:p>
      <text:p text:style-name="P1">ARM MODES:</text:p>
      <text:p text:style-name="P1"></text:p>
      <text:p text:style-name="P1"></text:p>
      <text:p text:style-name="P1">USER,SYSTEM FIQ,IRQ.SUPERVISOR,ABORT,UNDEFINED</text:p>
      <text:p text:style-name="P1"></text:p>
      <text:p text:style-name="P1"></text:p>
      <text:p text:style-name="P1"></text:p>
      <text:p text:style-name="P1"></text:p>
      <text:p text:style-name="P1">USER RO-R12 AND RA15 ARE GENAREAL PURPOSE</text:p>
      <text:p text:style-name="P1">SPCR REGISTER-&gt;</text:p>
      <text:p text:style-name="P1"></text:p>
      <text:p text:style-name="P1">CPSR---&gt;SPCR--&gt;LINK REGISTER--&gt;</text:p>
      <text:p text:style-name="P1">CPSR&lt;----LINK REISTER&lt;-----SPSR</text:p>
      <text:p text:style-name="P1"></text:p>
      <text:p text:style-name="P1">32 <text:s text:c="2"/>31 <text:s/>30 <text:s/>29 <text:s/>28 <text:s text:c="10"/>7 <text:s/>6 <text:s/>5 <text:s/>4 <text:s text:c="2"/>3 <text:s text:c="2"/>2 <text:s text:c="4"/>1 <text:s text:c="2"/>0</text:p>
      <text:p text:style-name="P1">n <text:s text:c="3"/>z <text:s text:c="3"/>c <text:s text:c="2"/>v <text:s/>q <text:s text:c="11"/>I <text:s/>F <text:s/>T <text:s/>m4 <text:s/>m3 <text:s/>m2 <text:s text:c="2"/>m1 <text:s text:c="2"/>m0</text:p>
      <text:p text:style-name="P1"></text:p>
      <text:p text:style-name="P1">RESET------------&gt;0X00000000</text:p>
      <text:p text:style-name="P1">UNDEF------------&gt;0X00000004</text:p>
      <text:p text:style-name="P1">S/W IT------------&gt;0X0000008</text:p>
      <text:p text:style-name="P1">PREFET ABORT------&gt;0X000000C</text:p>
      <text:p text:style-name="P1">DATA ABORT--------&gt;0X0000010</text:p>
      <text:p text:style-name="P1">RESERVED----------&gt;0X0000014</text:p>
      <text:p text:style-name="P1">IRQ---------------&gt;0X0000018</text:p>
      <text:p text:style-name="P1">FIRQ--------------&gt;0X000001C</text:p>
      <text:p text:style-name="P1"></text:p>
      <text:p text:style-name="P1">**************************************</text:p>
      <text:p text:style-name="P1"></text:p>
      <text:p text:style-name="P1"></text:p>
      <text:p text:style-name="P1"></text:p>
      <text:p text:style-name="P1">i2c protocal:</text:p>
      <text:p text:style-name="P1"></text:p>
      <text:p text:style-name="P1"></text:p>
      <text:p text:style-name="P1"></text:p>
      <text:p text:style-name="P1">start--&gt;scl high and sdl should be high to low</text:p>
      <text:p text:style-name="P1">stop---&gt;scl high and sdl should be low to high</text:p>
      <text:p text:style-name="P1">maser starts clock and send bacse address to slave .depend on slave base address it goes to slave and salve sends the acknowledgement</text:p>
      <text:p text:style-name="P1">rd/wd data a has done</text:p>
      <text:p text:style-name="P1"></text:p>
      <text:p text:style-name="P1"></text:p>
      <text:p text:style-name="P1"><text:soft-page-break/></text:p>
      <text:p text:style-name="P1">spi protocal:</text:p>
      <text:p text:style-name="P1">master staet clock mosi to miso</text:p>
      <text:p text:style-name="P1">salveselect/chip selcet sect the slave tx and rx of data is done</text:p>
      <text:p text:style-name="P1">**********************</text:p>
      <text:p text:style-name="P1"></text:p>
      <text:p text:style-name="P1"></text:p>
      <text:p text:style-name="P1"></text:p>
      <text:p text:style-name="P1">Q. Why do we need two bootloaders viz. primary and secondary?</text:p>
      <text:p text:style-name="P1">ANS:</text:p>
      <text:p text:style-name="P1">When the system starts the BootROM has no idea about the external RAM. It can only access the Internal RAM of the the CPU. So the BootROM loads the primary bootloader from the boot media (flash memory) into the internal RAM. The main job of the primary bootloader is to detect the external RAM and load the secondary bootloader into it. After this, the secondary bootloader starts its execution.</text:p>
      <text:p text:style-name="P1"></text:p>
      <text:p text:style-name="P1">-*********************************</text:p>
      <text:p text:style-name="P1"></text:p>
      <text:p text:style-name="P1">2. When bootloader is finished it's job where is the first location and what is the first process that gets executed in Linux kernel?Abs:</text:p>
      <text:p text:style-name="P1">Ans:</text:p>
      <text:p text:style-name="P1"></text:p>
      <text:p text:style-name="P1">1.BIOS(basic i/p and o/p and runs MBR)</text:p>
      <text:p text:style-name="P1">2.MBR(master boot record and runs grub)</text:p>
      <text:p text:style-name="P1">3.GRUB(grub initialisation)</text:p>
      <text:p text:style-name="P1">4.KERNEL(kernel execution and runs init)</text:p>
      <text:p text:style-name="P1">5.INIT(initilisatiom)</text:p>
      <text:p text:style-name="P1">6.RUN LEVEL</text:p>
      <text:p text:style-name="P1"></text:p>
      <text:p text:style-name="P1">**************************</text:p>
      <text:p text:style-name="P1"></text:p>
      <text:p text:style-name="P1">How to Pass Command Line Arguments to a Kernel Module?</text:p>
      <text:p text:style-name="P1"></text:p>
      <text:p text:style-name="P1">modulr_param(name of var,data,peermissions)</text:p>
      <text:p text:style-name="P1"></text:p>
      <text:p text:style-name="P1"></text:p>
      <text:p text:style-name="P1">***************************</text:p>
      <text:p text:style-name="P1">top halves and botton halves are used for </text:p>
      <text:p text:style-name="P1">-&gt;reduce the time between interrupt execution</text:p>
      <text:p text:style-name="P1">-&gt;dont want to keep interuupt line busy</text:p>
      <text:p text:style-name="P1">Tophalves:</text:p>
      <text:p text:style-name="P1"></text:p>
      <text:p text:style-name="P1">1.check the interrupt pending or not</text:p>
      <text:p text:style-name="P1">2.tpy of interrupt</text:p>
      <text:p text:style-name="P1"></text:p>
      <text:p text:style-name="P1">bottom halves:</text:p>
      <text:p text:style-name="P1">execution of interuuor</text:p>
      <text:p text:style-name="P1"></text:p>
      <text:p text:style-name="P1"></text:p>
      <text:p text:style-name="P1">1.tasklets</text:p>
      <text:p text:style-name="P1">2.softirq</text:p>
      <text:p text:style-name="P1">3.worki queues</text:p>
      <text:p text:style-name="P1"><text:soft-page-break/></text:p>
      <text:p text:style-name="P1"></text:p>
      <text:p text:style-name="P1"></text:p>
      <text:p text:style-name="P1">tasklets:</text:p>
      <text:p text:style-name="P1">create dynamically</text:p>
      <text:p text:style-name="P1">1.interrupt mechanish</text:p>
      <text:p text:style-name="P1">2.scheduled</text:p>
      <text:p text:style-name="P1">3.no sleep.</text:p>
      <text:p text:style-name="P1">4.easy to use and simple to interface.</text:p>
      <text:p text:style-name="P1">5.work time is not critical</text:p>
      <text:p text:style-name="P1"></text:p>
      <text:p text:style-name="P1"></text:p>
      <text:p text:style-name="P1">workques:</text:p>
      <text:p text:style-name="P1">1.process context</text:p>
      <text:p text:style-name="P1">2.sleep</text:p>
      <text:p text:style-name="P1">3.schedfuled</text:p>
      <text:p text:style-name="P1">4.run simulataneous on diff cpu cores</text:p>
      <text:p text:style-name="P1"></text:p>
      <text:p text:style-name="P1"></text:p>
      <text:p text:style-name="P1">softirq:</text:p>
      <text:p text:style-name="P1">1.interrupt context</text:p>
      <text:p text:style-name="P1">2.no sleep</text:p>
      <text:p text:style-name="P1">3.notscheduled</text:p>
      <text:p text:style-name="P1">4.run on diff cpu cores</text:p>
      <text:p text:style-name="P1"></text:p>
      <text:p text:style-name="P1">***********************************************</text:p>
      <text:p text:style-name="P1">system booting process:</text:p>
      <text:p text:style-name="P1">1.bios</text:p>
      <text:p text:style-name="P1">2.mrb</text:p>
      <text:p text:style-name="P1">3.grub</text:p>
      <text:p text:style-name="P1">4.kernel</text:p>
      <text:p text:style-name="P1">5.init</text:p>
      <text:p text:style-name="P1">6.run time</text:p>
      <text:p text:style-name="P1"></text:p>
      <text:p text:style-name="P1">board booting process</text:p>
      <text:p text:style-name="P1">1.Boot rom(basic periheral initilisation cpu,memory,clk)</text:p>
      <text:p text:style-name="P1">2.xloader(path sd card boothloadr,mol)</text:p>
      <text:p text:style-name="P1">3.uboot(kernal panics,console)</text:p>
      <text:p text:style-name="P1">4.kernel(rootfs)</text:p>
      <text:p text:style-name="P1">*********************************</text:p>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5:27:55.772188702</meta:creation-date>
    <dc:date>2018-02-06T15:29:42.136706671</dc:date>
    <meta:editing-duration>P0D</meta:editing-duration>
    <meta:editing-cycles>1</meta:editing-cycles>
    <meta:document-statistic meta:table-count="0" meta:image-count="0" meta:object-count="0" meta:page-count="12" meta:paragraph-count="601" meta:word-count="1165" meta:character-count="11679" meta:non-whitespace-character-count="9821"/>
    <meta:generator>LibreOffice/4.2.8.2$Linux_X86_64 LibreOffice_project/420m0$Build-2</meta:generator>
  </office:meta>
</office:document-meta>
</file>